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83.29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76.4pt"/>
    </style:style>
    <style:style style:name="co6" style:family="table-column">
      <style:table-column-properties fo:break-before="auto" style:column-width="88.61pt"/>
    </style:style>
    <style:style style:name="co7" style:family="table-column">
      <style:table-column-properties fo:break-before="auto" style:column-width="155.3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12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"/>
    <style:style style:name="ce4" style:family="table-cell" style:parent-style-name="Default" style:data-style-name="N11"/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26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">
      <style:table-cell-properties style:rotation-align="none"/>
    </style:style>
  </office:automatic-styles>
  <office:body>
    <office:spreadsheet>
      <table:calculation-settings table:automatic-find-labels="false"/>
      <table:table table:name="Demand_Profile_Peak_Days_per_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 Value for Timeslices in MW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nnual Growth Rate (Based on STEG)</text:p>
          </table:table-cell>
          <table:table-cell table:number-columns-repeated="3"/>
          <table:table-cell office:value-type="string" calcext:value-type="string">
            <text:p>Load Value for Timeslices in MW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nnual Growth Rate (Based on STEG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203536" calcext:value-type="float">
            <text:p>203536</text:p>
          </table:table-cell>
          <table:table-cell office:value-type="string" calcext:value-type="string">
            <text:p>GIZ</text:p>
          </table:table-cell>
          <table:table-cell table:style-name="ce2" table:formula="of:=([.B4]/[.B3])^(1/5)-1" office:value-type="percentage" office:value="0.0422600516029363" calcext:value-type="percentage">
            <text:p>4.23%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style-name="ce1" office:value-type="float" office:value="597856" calcext:value-type="float">
            <text:p>597856</text:p>
          </table:table-cell>
          <table:table-cell office:value-type="string" calcext:value-type="string">
            <text:p>GIZ</text:p>
          </table:table-cell>
          <table:table-cell table:style-name="ce2" table:formula="of:=([.H4]/[.H3])^(1/5)-1" office:value-type="percentage" office:value="0.0422599970510309" calcext:value-type="percentage">
            <text:p>4.23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table:formula="of:=[.$B$12]*[Annual_Demand_Change.B20]*1000" office:value-type="float" office:value="250335.07057" calcext:value-type="float">
            <text:p>250335</text:p>
          </table:table-cell>
          <table:table-cell office:value-type="string" calcext:value-type="string">
            <text:p>STEG (2015)</text:p>
          </table:table-cell>
          <table:table-cell table:style-name="ce2" table:formula="of:=([.B5]/[.B4])^(1/5)-1" office:value-type="percentage" office:value="0.05" calcext:value-type="percentage">
            <text:p>5.00%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style-name="ce1" table:formula="of:=[.$H$12]*[Annual_Demand_Change.B20]*1000" office:value-type="float" office:value="735320.94953" calcext:value-type="float">
            <text:p>735321</text:p>
          </table:table-cell>
          <table:table-cell office:value-type="string" calcext:value-type="string">
            <text:p>STEG (2015)</text:p>
          </table:table-cell>
          <table:table-cell table:style-name="ce2" table:formula="of:=([.H5]/[.H4])^(1/5)-1" office:value-type="percentage" office:value="0.05" calcext:value-type="percentage">
            <text:p>5.00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table:formula="of:=[.$B$12]*[Annual_Demand_Change.B21]*1000" office:value-type="float" office:value="319498.035015627" calcext:value-type="float">
            <text:p>319498</text:p>
          </table:table-cell>
          <table:table-cell office:value-type="string" calcext:value-type="string">
            <text:p>Own Assumption</text:p>
          </table:table-cell>
          <table:table-cell table:style-name="ce2" table:formula="of:=([.B6]/[.B5])^(1/5)-1" office:value-type="percentage" office:value="0.05" calcext:value-type="percentage">
            <text:p>5.00%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style-name="ce1" table:formula="of:=[.$H$12]*[Annual_Demand_Change.B21]*1000" office:value-type="float" office:value="938476.570405132" calcext:value-type="float">
            <text:p>938477</text:p>
          </table:table-cell>
          <table:table-cell office:value-type="string" calcext:value-type="string">
            <text:p>Own Assumption</text:p>
          </table:table-cell>
          <table:table-cell table:style-name="ce2" table:formula="of:=([.H6]/[.H5])^(1/5)-1" office:value-type="percentage" office:value="0.05" calcext:value-type="percentage">
            <text:p>5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 table:formula="of:=[.$B$12]*[Annual_Demand_Change.B22]*1000" office:value-type="float" office:value="407769.451345425" calcext:value-type="float">
            <text:p>407769</text:p>
          </table:table-cell>
          <table:table-cell office:value-type="string" calcext:value-type="string">
            <text:p>Own Assumption</text:p>
          </table:table-cell>
          <table:table-cell table:style-name="ce2" table:formula="of:=([.B7]/[.B6])^(1/5)-1" office:value-type="percentage" office:value="0.05" calcext:value-type="percentage">
            <text:p>5.00%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1" table:formula="of:=[.$H$12]*[Annual_Demand_Change.B22]*1000" office:value-type="float" office:value="1197760.3436463" calcext:value-type="float">
            <text:p>1197760</text:p>
          </table:table-cell>
          <table:table-cell office:value-type="string" calcext:value-type="string">
            <text:p>Own Assumption</text:p>
          </table:table-cell>
          <table:table-cell table:style-name="ce2" table:formula="of:=([.H7]/[.H6])^(1/5)-1" office:value-type="percentage" office:value="0.05" calcext:value-type="percentage">
            <text:p>5.00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table:formula="of:=[.$B$12]*[Annual_Demand_Change.B23]*1000" office:value-type="float" office:value="520428.632502907" calcext:value-type="float">
            <text:p>520429</text:p>
          </table:table-cell>
          <table:table-cell office:value-type="string" calcext:value-type="string">
            <text:p>Own Assumption</text:p>
          </table:table-cell>
          <table:table-cell table:style-name="ce2" table:formula="of:=([.B8]/[.B7])^(1/5)-1" office:value-type="percentage" office:value="0.0275000000000001" calcext:value-type="percentage">
            <text:p>2.75%</text:p>
          </table:table-cell>
          <table:table-cell table:number-columns-repeated="2"/>
          <table:table-cell office:value-type="float" office:value="2030" calcext:value-type="float">
            <text:p>2030</text:p>
          </table:table-cell>
          <table:table-cell table:style-name="ce1" table:formula="of:=[.$H$12]*[Annual_Demand_Change.B23]*1000" office:value-type="float" office:value="1528679.44288944" calcext:value-type="float">
            <text:p>1528679</text:p>
          </table:table-cell>
          <table:table-cell office:value-type="string" calcext:value-type="string">
            <text:p>Own Assumption</text:p>
          </table:table-cell>
          <table:table-cell table:style-name="ce2" table:formula="of:=([.H8]/[.H7])^(1/5)-1" office:value-type="percentage" office:value="0.0275000000000001" calcext:value-type="percentage">
            <text:p>2.75%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 table:formula="of:=[.$B$12]*[Annual_Demand_Change.B24]*1000" office:value-type="float" office:value="596033.040284905" calcext:value-type="float">
            <text:p>596033</text:p>
          </table:table-cell>
          <table:table-cell office:value-type="string" calcext:value-type="string">
            <text:p>Own Assumption</text:p>
          </table:table-cell>
          <table:table-cell table:style-name="ce2" table:formula="of:=([.B9]/[.B8])^(1/5)-1" office:value-type="percentage" office:value="0.0275000000000001" calcext:value-type="percentage">
            <text:p>2.75%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style-name="ce1" table:formula="of:=[.$H$12]*[Annual_Demand_Change.B24]*1000" office:value-type="float" office:value="1750755.81753535" calcext:value-type="float">
            <text:p>1750756</text:p>
          </table:table-cell>
          <table:table-cell office:value-type="string" calcext:value-type="string">
            <text:p>Own Assumption</text:p>
          </table:table-cell>
          <table:table-cell table:style-name="ce2" table:formula="of:=([.H9]/[.H8])^(1/5)-1" office:value-type="percentage" office:value="0.0275000000000001" calcext:value-type="percentage">
            <text:p>2.75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table:formula="of:=[.$B$12]*[Annual_Demand_Change.B25]*1000" office:value-type="float" office:value="682620.75321016" calcext:value-type="float">
            <text:p>682621</text:p>
          </table:table-cell>
          <table:table-cell office:value-type="string" calcext:value-type="string">
            <text:p>Own Assumption</text:p>
          </table:table-cell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" table:formula="of:=[.$H$12]*[Annual_Demand_Change.B25]*1000" office:value-type="float" office:value="2005093.96976011" calcext:value-type="float">
            <text:p>2005094</text:p>
          </table:table-cell>
          <table:table-cell office:value-type="string" calcext:value-type="string">
            <text:p>Own Assumptio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mount of Load in TS to annual load</text:p>
          </table:table-cell>
          <table:table-cell table:number-columns-repeated="5"/>
          <table:table-cell office:value-type="string" calcext:value-type="string">
            <text:p>Amount of Load in TS to annual load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75543" calcext:value-type="float">
            <text:p>0.01375543</text:p>
          </table:table-cell>
          <table:table-cell table:number-columns-repeated="5"/>
          <table:table-cell office:value-type="float" office:value="0.04040447" calcext:value-type="float">
            <text:p>0.0404044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nual Load 2010 in MWh</text:p>
          </table:table-cell>
          <table:table-cell table:number-columns-repeated="5"/>
          <table:table-cell office:value-type="string" calcext:value-type="string">
            <text:p>Annual Load 2010 in MWh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96779" calcext:value-type="float">
            <text:p>14796779</text:p>
          </table:table-cell>
          <table:table-cell table:number-columns-repeated="5"/>
          <table:table-cell office:value-type="float" office:value="14796779" calcext:value-type="float">
            <text:p>14796779</text:p>
          </table:table-cell>
          <table:table-cell table:number-columns-repeated="2"/>
        </table:table-row>
      </table:table>
      <table:table table:name="Annual_Demand_Change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ce9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nnual Power Demand in GWh</text:p>
          </table:table-cell>
          <table:table-cell office:value-type="string" calcext:value-type="string">
            <text:p>Peak Load (Mid-Day) in MW</text:p>
          </table:table-cell>
          <table:table-cell office:value-type="string" calcext:value-type="string">
            <text:p>Peak Load (Evening) in MW</text:p>
          </table:table-cell>
          <table:table-cell office:value-type="string" calcext:value-type="string">
            <text:p>Minimum Load in MW</text:p>
          </table:table-cell>
          <table:table-cell office:value-type="string" calcext:value-type="string">
            <text:p>Annual Growth Rate</text:p>
          </table:table-cell>
          <table:table-cell table:style-name="Default"/>
          <table:table-cell office:value-type="string" calcext:value-type="string">
            <text:p>10-yr change in Annual Power Demand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950" calcext:value-type="float">
            <text:p>19950</text:p>
          </table:table-cell>
          <table:table-cell office:value-type="float" office:value="3770" calcext:value-type="float">
            <text:p>3770</text:p>
          </table:table-cell>
          <table:table-cell office:value-type="float" office:value="3550" calcext:value-type="float">
            <text:p>3550</text:p>
          </table:table-cell>
          <table:table-cell office:value-type="float" office:value="1174" calcext:value-type="float">
            <text:p>1174</text:p>
          </table:table-cell>
          <table:table-cell table:style-name="ce9" table:formula="of:=([.B3]/[.B2])^(1/4)-1" office:value-type="percentage" office:value="0.0420141208550264" calcext:value-type="percentage">
            <text:p>4.20%</text:p>
          </table:table-cell>
          <table:table-cell table:style-name="Default"/>
          <table:table-cell table:formula="of:=[.B4]/[.B3]" office:value-type="float" office:value="1.31207482993197" calcext:value-type="float">
            <text:p>1.3120748299</text:p>
          </table:table-cell>
          <table:table-cell table:number-columns-repeated="3"/>
          <table:table-cell table:style-name="ce7" office:value-type="string" calcext:value-type="string" table:number-columns-spanned="1" table:number-rows-spanned="5">
            <text:p>STEG (2010)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520" calcext:value-type="float">
            <text:p>23520</text:p>
          </table:table-cell>
          <table:table-cell office:value-type="float" office:value="4470" calcext:value-type="float">
            <text:p>4470</text:p>
          </table:table-cell>
          <table:table-cell office:value-type="float" office:value="4310" calcext:value-type="float">
            <text:p>4310</text:p>
          </table:table-cell>
          <table:table-cell office:value-type="float" office:value="1370" calcext:value-type="float">
            <text:p>1370</text:p>
          </table:table-cell>
          <table:table-cell table:style-name="ce9" table:formula="of:=([.B4]/[.B3])^(1/10)-1" office:value-type="percentage" office:value="0.0275331939259289" calcext:value-type="percentage">
            <text:p>2.75%</text:p>
          </table:table-cell>
          <table:table-cell table:style-name="Default"/>
          <table:table-cell table:number-columns-repeated="4"/>
          <table:covered-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0860" calcext:value-type="float">
            <text:p>30860</text:p>
          </table:table-cell>
          <table:table-cell office:value-type="float" office:value="5690" calcext:value-type="float">
            <text:p>5690</text:p>
          </table:table-cell>
          <table:table-cell office:value-type="float" office:value="5610" calcext:value-type="float">
            <text:p>5610</text:p>
          </table:table-cell>
          <table:table-cell office:value-type="float" office:value="1740" calcext:value-type="float">
            <text:p>1740</text:p>
          </table:table-cell>
          <table:table-cell table:style-name="ce9" table:formula="of:=([.B5]/[.B4])^(1/10)-1" office:value-type="percentage" office:value="0.0275331939259289" calcext:value-type="percentage">
            <text:p>2.75%</text:p>
          </table:table-cell>
          <table:table-cell table:style-name="Default"/>
          <table:table-cell office:value-type="string" calcext:value-type="string">
            <text:p>10-yr change in Peak Load</text:p>
          </table:table-cell>
          <table:table-cell office:value-type="string" calcext:value-type="string">
            <text:p>10-yr change in Evening Peak</text:p>
          </table:table-cell>
          <table:table-cell office:value-type="string" calcext:value-type="string">
            <text:p>10-yr change in Minimum Load</text:p>
          </table:table-cell>
          <table:table-cell/>
          <table:covered-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5" table:formula="of:=[.B4]*[.H2]" office:value-type="float" office:value="40490.6292517007" calcext:value-type="float">
            <text:p>40491</text:p>
          </table:table-cell>
          <table:table-cell table:style-name="ce5" table:formula="of:=[.C4]*[.H5]" office:value-type="float" office:value="7242.97539149888" calcext:value-type="float">
            <text:p>7243</text:p>
          </table:table-cell>
          <table:table-cell table:style-name="ce5" table:formula="of:=[.D4]*[.$I$5]" office:value-type="float" office:value="7302.11136890951" calcext:value-type="float">
            <text:p>7302</text:p>
          </table:table-cell>
          <table:table-cell table:style-name="ce5" table:formula="of:=[.E4]*[.$J$5]" office:value-type="float" office:value="2209.92700729927" calcext:value-type="float">
            <text:p>2210</text:p>
          </table:table-cell>
          <table:table-cell table:style-name="ce9" table:formula="of:=([.B6]/[.B5])^(1/10)-1" office:value-type="percentage" office:value="0.0275331939259289" calcext:value-type="percentage">
            <text:p>2.75%</text:p>
          </table:table-cell>
          <table:table-cell table:style-name="Default"/>
          <table:table-cell table:formula="of:=[.C4]/[.C3]" office:value-type="float" office:value="1.27293064876957" calcext:value-type="float">
            <text:p>1.2729306488</text:p>
          </table:table-cell>
          <table:table-cell table:formula="of:=[.D4]/[.D3]" office:value-type="float" office:value="1.30162412993039" calcext:value-type="float">
            <text:p>1.3016241299</text:p>
          </table:table-cell>
          <table:table-cell table:formula="of:=[.E4]/[.E3]" office:value-type="float" office:value="1.27007299270073" calcext:value-type="float">
            <text:p>1.2700729927</text:p>
          </table:table-cell>
          <table:table-cell/>
          <table:covered-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5" table:formula="of:=[.B5]*[.H2]" office:value-type="float" office:value="53126.7354892637" calcext:value-type="float">
            <text:p>53127</text:p>
          </table:table-cell>
          <table:table-cell table:style-name="ce5" table:formula="of:=[.C5]*[.H5]" office:value-type="float" office:value="9219.80536412274" calcext:value-type="float">
            <text:p>9220</text:p>
          </table:table-cell>
          <table:table-cell table:style-name="ce5" table:formula="of:=[.D5]*[.$I$5]" office:value-type="float" office:value="9504.60435721168" calcext:value-type="float">
            <text:p>9505</text:p>
          </table:table-cell>
          <table:table-cell table:style-name="ce5" table:formula="of:=[.E5]*[.$J$5]" office:value-type="float" office:value="2806.76860781075" calcext:value-type="float">
            <text:p>2807</text:p>
          </table:table-cell>
          <table:table-cell table:style-name="ce9"/>
          <table:table-cell table:style-name="Default"/>
          <table:table-cell table:number-columns-repeated="4"/>
          <table:covered-table-cell/>
        </table:table-row>
        <table:table-row table:style-name="ro1">
          <table:table-cell/>
          <table:table-cell table:style-name="ce5" table:number-columns-repeated="4"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Peak Load</text:p>
          </table:table-cell>
          <table:table-cell table:style-name="Default" office:value-type="string" calcext:value-type="string">
            <text:p>Annual Power Demand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087" calcext:value-type="float">
            <text:p>17087</text:p>
          </table:table-cell>
          <table:table-cell/>
          <table:table-cell office:value-type="float" office:value="3144" calcext:value-type="float">
            <text:p>3144</text:p>
          </table:table-cell>
          <table:table-cell table:style-name="ce7" office:value-type="string" calcext:value-type="string" table:number-columns-spanned="1" table:number-rows-spanned="3">
            <text:p>STEG (2015), pp. 19 &amp; 24</text:p>
          </table:table-cell>
          <table:table-cell table:style-name="ce9" table:formula="of:=([.D10]-[.D9])/[.D9]" office:value-type="percentage" office:value="0.102099236641221" calcext:value-type="percentage">
            <text:p>10.21%</text:p>
          </table:table-cell>
          <table:table-cell table:formula="of:=([.B10]-[.B9])/[.B9]" office:value-type="percentage" office:value="0.0341780300813484" calcext:value-type="percentage">
            <text:p>3.42%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671" calcext:value-type="float">
            <text:p>17671</text:p>
          </table:table-cell>
          <table:table-cell/>
          <table:table-cell office:value-type="float" office:value="3465" calcext:value-type="float">
            <text:p>3465</text:p>
          </table:table-cell>
          <table:covered-table-cell/>
          <table:table-cell table:style-name="ce9" table:formula="of:=([.D11]-[.D10])/[.D10]" office:value-type="percentage" office:value="0.0386724386724387" calcext:value-type="percentage">
            <text:p>3.87%</text:p>
          </table:table-cell>
          <table:table-cell table:formula="of:=([.B11]-[.B10])/[.B10]" office:value-type="percentage" office:value="0.0298794635278139" calcext:value-type="percentage">
            <text:p>2.99%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199" calcext:value-type="float">
            <text:p>18199</text:p>
          </table:table-cell>
          <table:table-cell/>
          <table:table-cell office:value-type="float" office:value="3599" calcext:value-type="float">
            <text:p>3599</text:p>
          </table:table-cell>
          <table:covered-table-cell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table:style-name="ce7" office:value-type="string" calcext:value-type="string" table:number-columns-spanned="1" table:number-rows-spanned="4">
            <text:p>ANME (2015). PST, p. 9</text:p>
          </table:table-cell>
          <table:table-cell/>
          <table:table-cell table:formula="of:=([.B14]/[.B13])^(1/6)-1" office:value-type="percentage" office:value="0.0493968942568968" calcext:value-type="percentage">
            <text:p>4.94%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700" calcext:value-type="float">
            <text:p>20700</text:p>
          </table:table-cell>
          <table:table-cell table:number-columns-repeated="2"/>
          <table:covered-table-cell/>
          <table:table-cell/>
          <table:table-cell table:formula="of:=([.B15]/[.B14])^(1/5)-1" office:value-type="percentage" office:value="0.0506428411964346" calcext:value-type="percentage">
            <text:p>5.06%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6500" calcext:value-type="float">
            <text:p>26500</text:p>
          </table:table-cell>
          <table:table-cell table:number-columns-repeated="2"/>
          <table:covered-table-cell/>
          <table:table-cell/>
          <table:table-cell table:formula="of:=([.B16]/[.B15])^(1/5)-1" office:value-type="percentage" office:value="0.0498667106771604" calcext:value-type="percentage">
            <text:p>4.99%</text:p>
          </table:table-cell>
          <table:table-cell table:number-columns-repeated="5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3800" calcext:value-type="float">
            <text:p>33800</text:p>
          </table:table-cell>
          <table:table-cell table:number-columns-repeated="2"/>
          <table:covered-table-cell/>
          <table:table-cell/>
          <table:table-cell office:value-type="percentage" office:value="0.05" calcext:value-type="percentage">
            <text:p>5.00%</text:p>
          </table:table-cell>
          <table:table-cell table:style-name="ce7" office:value-type="string" calcext:value-type="string" table:number-columns-spanned="1" table:number-rows-spanned="3">
            <text:p>Own Assumption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6" table:formula="of:=[.B16]*(1+[.G16])^5" office:value-type="float" office:value="43138.3168125" calcext:value-type="float">
            <text:p>43138</text:p>
          </table:table-cell>
          <table:table-cell table:style-name="ce4"/>
          <table:table-cell table:number-columns-repeated="3"/>
          <table:table-cell office:value-type="percentage" office:value="0.05" calcext:value-type="percentage">
            <text:p>5.00%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6" table:formula="of:=[.B17]*(1+[.G17])^5" office:value-type="float" office:value="55056.6383850776" calcext:value-type="float">
            <text:p>55057</text:p>
          </table:table-cell>
          <table:table-cell table:number-columns-repeated="4"/>
          <table:table-cell table:style-name="Default"/>
          <table:covered-table-cell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199" calcext:value-type="float">
            <text:p>18199</text:p>
          </table:table-cell>
          <table:table-cell table:number-columns-repeated="2"/>
          <table:table-cell table:style-name="ce8" office:value-type="string" calcext:value-type="string" table:number-columns-spanned="1" table:number-rows-spanned="6">
            <text:p>Assumed</text:p>
          </table:table-cell>
          <table:table-cell/>
          <table:table-cell office:value-type="percentage" office:value="0.05" calcext:value-type="percentage">
            <text:p>5.00%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table:formula="of:=[.B20]*(1+[.G20])^5" office:value-type="float" office:value="23227.0481559375" calcext:value-type="float">
            <text:p>23227</text:p>
          </table:table-cell>
          <table:table-cell table:number-columns-repeated="2"/>
          <table:covered-table-cell/>
          <table:table-cell/>
          <table:table-cell office:value-type="percentage" office:value="0.05" calcext:value-type="percentage">
            <text:p>5.00%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3" table:formula="of:=[.B21]*(1+[.G21])^5" office:value-type="float" office:value="29644.2533127227" calcext:value-type="float">
            <text:p>29644</text:p>
          </table:table-cell>
          <table:table-cell table:number-columns-repeated="2"/>
          <table:covered-table-cell/>
          <table:table-cell/>
          <table:table-cell office:value-type="percentage" office:value="0.05" calcext:value-type="percentage">
            <text:p>5.00%</text:p>
          </table:table-cell>
          <table:table-cell table:number-columns-repeated="5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3" table:formula="of:=[.B22]*(1+[.G22])^5" office:value-type="float" office:value="37834.4139371075" calcext:value-type="float">
            <text:p>37834</text:p>
          </table:table-cell>
          <table:table-cell table:number-columns-repeated="2"/>
          <table:covered-table-cell/>
          <table:table-cell/>
          <table:table-cell office:value-type="percentage" office:value="0.0275" calcext:value-type="percentage">
            <text:p>2.75%</text:p>
          </table:table-cell>
          <table:table-cell table:number-columns-repeated="5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3" table:formula="of:=[.B23]*(1+[.G23])^5" office:value-type="float" office:value="43330.7457698455" calcext:value-type="float">
            <text:p>43331</text:p>
          </table:table-cell>
          <table:table-cell table:number-columns-repeated="2"/>
          <table:covered-table-cell/>
          <table:table-cell/>
          <table:table-cell office:value-type="percentage" office:value="0.0275" calcext:value-type="percentage">
            <text:p>2.75%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3" table:formula="of:=[.B24]*(1+[.G24])^5" office:value-type="float" office:value="49625.5481079225" calcext:value-type="float">
            <text:p>49626</text:p>
          </table:table-cell>
          <table:table-cell table:number-columns-repeated="2"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9:20:15.428384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9:21:07.980144979</dc:date>
    <meta:editing-duration>PT1H17M49S</meta:editing-duration>
    <meta:editing-cycles>4</meta:editing-cycles>
    <meta:generator>LibreOffice/5.0.6.2$Linux_X86_64 LibreOffice_project/00m0$Build-2</meta:generator>
    <meta:document-statistic meta:table-count="2" meta:cell-count="165" meta:object-count="0"/>
  </office:meta>
</office:document-meta>
</file>